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489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5.00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/>
    </style:style>
    <style:style style:name="ce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2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.353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.353cm"/>
      <style:text-properties fo:font-size="12pt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.353cm"/>
      <style:text-properties fo:font-size="12pt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.353cm"/>
      <style:text-properties fo:font-size="12pt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.353cm"/>
      <style:text-properties fo:font-size="12pt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/>
    </style:style>
    <style:style style:name="ce3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/>
    </style:style>
    <style:style style:name="ce15" style:family="table-cell" style:parent-style-name="Default" style:data-style-name="N104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4pt"/>
    </style:style>
    <style:style style:name="ce1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1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3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37" style:family="table-cell" style:parent-style-name="Default">
      <style:table-cell-properties style:vertical-align="middle"/>
      <style:text-properties fo:font-size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0pt" fo:font-weight="norm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.353cm"/>
      <style:text-properties fo:font-size="8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0pt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.353cm"/>
      <style:text-properties fo:font-size="10pt" fo:font-weight="normal" style:font-weight-asian="normal" style:font-weight-complex="normal"/>
    </style:style>
    <style:style style:name="ce46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.353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 style:data-style-name="N104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8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55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fo:font-size="12pt" fo:font-weight="bold" style:font-weight-asian="bold" style:font-weight-complex="bold"/>
    </style:style>
    <style:style style:name="ce5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5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6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6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6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/>
    </style:style>
    <style:style style:name="ce63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fo:font-size="12pt" fo:font-weight="bold" style:font-weight-asian="bold" style:font-weight-complex="bold"/>
    </style:style>
    <style:style style:name="ce6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04">
      <style:table-cell-properties style:vertical-align="middle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caixa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007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 table:style-name="ce2"/>
          <table:table-cell table:style-name="ce5" office:value-type="string" calcext:value-type="string">
            <text:p>DAD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2" table:number-columns-spanned="1" table:number-rows-spanned="17"/>
          <table:table-cell table:style-name="ce5" office:value-type="string" calcext:value-type="string">
            <text:p>TOTAIS</text:p>
          </table:table-cell>
          <table:table-cell table:style-name="ce2" table:number-columns-repeated="1007"/>
        </table:table-row>
        <table:table-row table:style-name="ro3">
          <table:table-cell table:style-name="ce3"/>
          <table:table-cell table:style-name="ce20" office:value-type="string" calcext:value-type="string">
            <text:p>Investimento</text:p>
          </table:table-cell>
          <table:table-cell table:style-name="ce12" office:value-type="currency" office:currency="BRL" office:value="-180000" calcext:value-type="currency">
            <text:p>-R$ 180.000,00</text:p>
          </table:table-cell>
          <table:table-cell table:style-name="ce12" table:number-columns-repeated="12"/>
          <table:covered-table-cell table:style-name="ce3"/>
          <table:table-cell table:style-name="ce12"/>
          <table:table-cell table:style-name="ce3" table:number-columns-repeated="1007"/>
        </table:table-row>
        <table:table-row table:style-name="ro3">
          <table:table-cell/>
          <table:table-cell table:style-name="ce21" office:value-type="string" calcext:value-type="string">
            <text:p>Saldo Inicial</text:p>
          </table:table-cell>
          <table:table-cell table:style-name="ce13" table:formula="of:=[.C3]" office:value-type="currency" office:currency="BRL" office:value="-180000" calcext:value-type="currency">
            <text:p>-R$ 180.000,00</text:p>
          </table:table-cell>
          <table:table-cell table:style-name="ce13" table:formula="of:=[.C18]" office:value-type="currency" office:currency="BRL" office:value="-180000" calcext:value-type="currency">
            <text:p>-R$ 180.000,00</text:p>
          </table:table-cell>
          <table:table-cell table:style-name="ce13" table:formula="of:=[.D18]" office:value-type="currency" office:currency="BRL" office:value="367000" calcext:value-type="currency">
            <text:p>R$ 367.000,00</text:p>
          </table:table-cell>
          <table:table-cell table:style-name="ce13" table:formula="of:=[.E18]" office:value-type="currency" office:currency="BRL" office:value="914000" calcext:value-type="currency">
            <text:p>R$ 914.000,00</text:p>
          </table:table-cell>
          <table:table-cell table:style-name="ce13" table:formula="of:=[.F18]" office:value-type="currency" office:currency="BRL" office:value="1461000" calcext:value-type="currency">
            <text:p>R$ 1.461.000,00</text:p>
          </table:table-cell>
          <table:table-cell table:style-name="ce13" table:formula="of:=[.G18]" office:value-type="currency" office:currency="BRL" office:value="2008000" calcext:value-type="currency">
            <text:p>R$ 2.008.000,00</text:p>
          </table:table-cell>
          <table:table-cell table:style-name="ce13" table:formula="of:=[.H18]" office:value-type="currency" office:currency="BRL" office:value="2555000" calcext:value-type="currency">
            <text:p>R$ 2.555.000,00</text:p>
          </table:table-cell>
          <table:table-cell table:style-name="ce13" table:formula="of:=[.I18]" office:value-type="currency" office:currency="BRL" office:value="3102000" calcext:value-type="currency">
            <text:p>R$ 3.102.000,00</text:p>
          </table:table-cell>
          <table:table-cell table:style-name="ce13" table:formula="of:=[.J18]" office:value-type="currency" office:currency="BRL" office:value="3649000" calcext:value-type="currency">
            <text:p>R$ 3.649.000,00</text:p>
          </table:table-cell>
          <table:table-cell table:style-name="ce13" table:formula="of:=[.K18]" office:value-type="currency" office:currency="BRL" office:value="4196000" calcext:value-type="currency">
            <text:p>R$ 4.196.000,00</text:p>
          </table:table-cell>
          <table:table-cell table:style-name="ce13" table:formula="of:=[.L18]" office:value-type="currency" office:currency="BRL" office:value="4743000" calcext:value-type="currency">
            <text:p>R$ 4.743.000,00</text:p>
          </table:table-cell>
          <table:table-cell table:style-name="ce13" table:formula="of:=[.M18]" office:value-type="currency" office:currency="BRL" office:value="5290000" calcext:value-type="currency">
            <text:p>R$ 5.290.000,00</text:p>
          </table:table-cell>
          <table:table-cell table:style-name="ce13" table:formula="of:=[.N18]" office:value-type="currency" office:currency="BRL" office:value="5837000" calcext:value-type="currency">
            <text:p>R$ 5.837.000,00</text:p>
          </table:table-cell>
          <table:covered-table-cell table:style-name="ce2"/>
          <table:table-cell table:style-name="ce13"/>
          <table:table-cell table:style-name="ce2" table:number-columns-repeated="1007"/>
        </table:table-row>
        <table:table-row table:style-name="ro3">
          <table:table-cell/>
          <table:table-cell table:style-name="ce8" table:number-columns-spanned="14" table:number-rows-spanned="1"/>
          <table:covered-table-cell table:number-columns-repeated="13" table:style-name="ce13"/>
          <table:covered-table-cell table:style-name="ce2"/>
          <table:table-cell table:style-name="ce13"/>
          <table:table-cell table:style-name="ce2" table:number-columns-repeated="1007"/>
        </table:table-row>
        <table:table-row table:style-name="ro3">
          <table:table-cell/>
          <table:table-cell table:style-name="ce23" office:value-type="string" calcext:value-type="string">
            <text:p>Entradas</text:p>
          </table:table-cell>
          <table:table-cell table:style-name="ce13" office:value-type="currency" office:currency="BRL" office:value="0" calcext:value-type="currency">
            <text:p>R$ 0,00</text:p>
          </table:table-cell>
          <table:table-cell table:style-name="ce13" table:formula="of:=SUM([.D7:.D8])" office:value-type="currency" office:currency="BRL" office:value="612500" calcext:value-type="currency">
            <text:p>R$ 612.500,00</text:p>
          </table:table-cell>
          <table:table-cell table:style-name="ce13" table:formula="of:=SUM([.E7:.E8])" office:value-type="currency" office:currency="BRL" office:value="612500" calcext:value-type="currency">
            <text:p>R$ 612.500,00</text:p>
          </table:table-cell>
          <table:table-cell table:style-name="ce13" table:formula="of:=SUM([.F7:.F8])" office:value-type="currency" office:currency="BRL" office:value="612500" calcext:value-type="currency">
            <text:p>R$ 612.500,00</text:p>
          </table:table-cell>
          <table:table-cell table:style-name="ce13" table:formula="of:=SUM([.G7:.G8])" office:value-type="currency" office:currency="BRL" office:value="612500" calcext:value-type="currency">
            <text:p>R$ 612.500,00</text:p>
          </table:table-cell>
          <table:table-cell table:style-name="ce13" table:formula="of:=SUM([.H7:.H8])" office:value-type="currency" office:currency="BRL" office:value="612500" calcext:value-type="currency">
            <text:p>R$ 612.500,00</text:p>
          </table:table-cell>
          <table:table-cell table:style-name="ce13" table:formula="of:=SUM([.I7:.I8])" office:value-type="currency" office:currency="BRL" office:value="612500" calcext:value-type="currency">
            <text:p>R$ 612.500,00</text:p>
          </table:table-cell>
          <table:table-cell table:style-name="ce13" table:formula="of:=SUM([.J7:.J8])" office:value-type="currency" office:currency="BRL" office:value="612500" calcext:value-type="currency">
            <text:p>R$ 612.500,00</text:p>
          </table:table-cell>
          <table:table-cell table:style-name="ce13" table:formula="of:=SUM([.K7:.K8])" office:value-type="currency" office:currency="BRL" office:value="612500" calcext:value-type="currency">
            <text:p>R$ 612.500,00</text:p>
          </table:table-cell>
          <table:table-cell table:style-name="ce13" table:formula="of:=SUM([.L7:.L8])" office:value-type="currency" office:currency="BRL" office:value="612500" calcext:value-type="currency">
            <text:p>R$ 612.500,00</text:p>
          </table:table-cell>
          <table:table-cell table:style-name="ce13" table:formula="of:=SUM([.M7:.M8])" office:value-type="currency" office:currency="BRL" office:value="612500" calcext:value-type="currency">
            <text:p>R$ 612.500,00</text:p>
          </table:table-cell>
          <table:table-cell table:style-name="ce13" table:formula="of:=SUM([.N7:.N8])" office:value-type="currency" office:currency="BRL" office:value="612500" calcext:value-type="currency">
            <text:p>R$ 612.500,00</text:p>
          </table:table-cell>
          <table:table-cell table:style-name="ce13" table:formula="of:=SUM([.O7:.O8])" office:value-type="currency" office:currency="BRL" office:value="612500" calcext:value-type="currency">
            <text:p>R$ 612.500,00</text:p>
          </table:table-cell>
          <table:covered-table-cell/>
          <table:table-cell table:style-name="ce13" table:formula="of:=SUM([.C6:.O6])" office:value-type="currency" office:currency="BRL" office:value="7350000" calcext:value-type="currency">
            <text:p>R$ 7.350.000,00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Vendas</text:p>
          </table:table-cell>
          <table:table-cell table:style-name="ce30" table:number-columns-spanned="1" table:number-rows-spanned="2"/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table-cell table:style-name="ce14" table:formula="of:=3500*150" office:value-type="currency" office:currency="BRL" office:value="525000" calcext:value-type="currency">
            <text:p>R$ 525.000,00</text:p>
          </table:table-cell>
          <table:covered-table-cell/>
          <table:table-cell table:style-name="ce17" table:formula="of:=SUM([.C7:.O7])" office:value-type="currency" office:currency="BRL" office:value="6300000" calcext:value-type="currency">
            <text:p>R$ 6.300.000,00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Serviços</text:p>
          </table:table-cell>
          <table:covered-table-cell table:style-name="ce30" office:value-type="currency" office:currency="BRL" office:value="0" calcext:value-type="currency">
            <text:p>R$ 0,00</text:p>
          </table:covered-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table-cell table:style-name="ce14" table:formula="of:=3500*25" office:value-type="currency" office:currency="BRL" office:value="87500" calcext:value-type="currency">
            <text:p>R$ 87.500,00</text:p>
          </table:table-cell>
          <table:covered-table-cell/>
          <table:table-cell table:style-name="ce17" table:formula="of:=SUM([.C8:.O8])" office:value-type="currency" office:currency="BRL" office:value="1050000" calcext:value-type="currency">
            <text:p>R$ 1.050.000,00</text:p>
          </table:table-cell>
          <table:table-cell table:number-columns-repeated="1007"/>
        </table:table-row>
        <table:table-row table:style-name="ro3">
          <table:table-cell/>
          <table:table-cell table:style-name="ce8" table:number-columns-spanned="14" table:number-rows-spanned="1"/>
          <table:covered-table-cell table:number-columns-repeated="13" table:style-name="ce13"/>
          <table:covered-table-cell/>
          <table:table-cell table:style-name="ce13"/>
          <table:table-cell table:number-columns-repeated="1007"/>
        </table:table-row>
        <table:table-row table:style-name="ro3">
          <table:table-cell/>
          <table:table-cell table:style-name="ce25" office:value-type="string" calcext:value-type="string">
            <text:p>Saídas</text:p>
          </table:table-cell>
          <table:table-cell table:style-name="ce13" office:value-type="currency" office:currency="BRL" office:value="0" calcext:value-type="currency">
            <text:p>R$ 0,00</text:p>
          </table:table-cell>
          <table:table-cell table:style-name="ce13" table:formula="of:=-SUM([.D11:.D16])" office:value-type="currency" office:currency="BRL" office:value="-65500" calcext:value-type="currency">
            <text:p>-R$ 65.500,00</text:p>
          </table:table-cell>
          <table:table-cell table:style-name="ce13" table:formula="of:=-SUM([.E11:.E16])" office:value-type="currency" office:currency="BRL" office:value="-65500" calcext:value-type="currency">
            <text:p>-R$ 65.500,00</text:p>
          </table:table-cell>
          <table:table-cell table:style-name="ce13" table:formula="of:=-SUM([.F11:.F16])" office:value-type="currency" office:currency="BRL" office:value="-65500" calcext:value-type="currency">
            <text:p>-R$ 65.500,00</text:p>
          </table:table-cell>
          <table:table-cell table:style-name="ce13" table:formula="of:=-SUM([.G11:.G16])" office:value-type="currency" office:currency="BRL" office:value="-65500" calcext:value-type="currency">
            <text:p>-R$ 65.500,00</text:p>
          </table:table-cell>
          <table:table-cell table:style-name="ce13" table:formula="of:=-SUM([.H11:.H16])" office:value-type="currency" office:currency="BRL" office:value="-65500" calcext:value-type="currency">
            <text:p>-R$ 65.500,00</text:p>
          </table:table-cell>
          <table:table-cell table:style-name="ce13" table:formula="of:=-SUM([.I11:.I16])" office:value-type="currency" office:currency="BRL" office:value="-65500" calcext:value-type="currency">
            <text:p>-R$ 65.500,00</text:p>
          </table:table-cell>
          <table:table-cell table:style-name="ce13" table:formula="of:=-SUM([.J11:.J16])" office:value-type="currency" office:currency="BRL" office:value="-65500" calcext:value-type="currency">
            <text:p>-R$ 65.500,00</text:p>
          </table:table-cell>
          <table:table-cell table:style-name="ce13" table:formula="of:=-SUM([.K11:.K16])" office:value-type="currency" office:currency="BRL" office:value="-65500" calcext:value-type="currency">
            <text:p>-R$ 65.500,00</text:p>
          </table:table-cell>
          <table:table-cell table:style-name="ce13" table:formula="of:=-SUM([.L11:.L16])" office:value-type="currency" office:currency="BRL" office:value="-65500" calcext:value-type="currency">
            <text:p>-R$ 65.500,00</text:p>
          </table:table-cell>
          <table:table-cell table:style-name="ce13" table:formula="of:=-SUM([.M11:.M16])" office:value-type="currency" office:currency="BRL" office:value="-65500" calcext:value-type="currency">
            <text:p>-R$ 65.500,00</text:p>
          </table:table-cell>
          <table:table-cell table:style-name="ce13" table:formula="of:=-SUM([.N11:.N16])" office:value-type="currency" office:currency="BRL" office:value="-65500" calcext:value-type="currency">
            <text:p>-R$ 65.500,00</text:p>
          </table:table-cell>
          <table:table-cell table:style-name="ce13" table:formula="of:=-SUM([.O11:.O16])" office:value-type="currency" office:currency="BRL" office:value="-65500" calcext:value-type="currency">
            <text:p>-R$ 65.500,00</text:p>
          </table:table-cell>
          <table:covered-table-cell table:style-name="ce13" table:formula="of:=-SUM([.P11:.P16])" office:value-type="currency" office:currency="BRL" office:value="-0" calcext:value-type="currency">
            <text:p>R$ 0,00</text:p>
          </table:covered-table-cell>
          <table:table-cell table:style-name="ce13" table:formula="of:=-SUM([.Q11:.Q16])" office:value-type="currency" office:currency="BRL" office:value="-786000" calcext:value-type="currency">
            <text:p>-R$ 786.000,00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Matéria-prima</text:p>
          </table:table-cell>
          <table:table-cell table:style-name="ce30" table:number-columns-spanned="1" table:number-rows-spanned="6"/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table-cell table:style-name="ce14" table:formula="of:=3500*15" office:value-type="currency" office:currency="BRL" office:value="52500" calcext:value-type="currency">
            <text:p>R$ 52.500,00</text:p>
          </table:table-cell>
          <table:covered-table-cell/>
          <table:table-cell table:style-name="ce17" table:formula="of:=SUM([.C11:.O11])" office:value-type="currency" office:currency="BRL" office:value="630000" calcext:value-type="currency">
            <text:p>R$ 630.000,00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Mão de obra</text:p>
          </table:table-cell>
          <table:covered-table-cell table:style-name="ce30"/>
          <table:table-cell table:number-columns-repeated="12" table:style-name="ce14" office:value-type="currency" office:currency="BRL" office:value="5000" calcext:value-type="currency">
            <text:p>R$ 5.000,00</text:p>
          </table:table-cell>
          <table:covered-table-cell/>
          <table:table-cell table:style-name="ce17" table:formula="of:=SUM([.C12:.O12])" office:value-type="currency" office:currency="BRL" office:value="60000" calcext:value-type="currency">
            <text:p>R$ 60.000,00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Embalagem</text:p>
          </table:table-cell>
          <table:covered-table-cell table:style-name="ce30"/>
          <table:table-cell table:number-columns-repeated="12" table:style-name="ce14" office:value-type="currency" office:currency="BRL" office:value="1500" calcext:value-type="currency">
            <text:p>R$ 1.500,00</text:p>
          </table:table-cell>
          <table:covered-table-cell/>
          <table:table-cell table:style-name="ce17" table:formula="of:=SUM([.C13:.O13])" office:value-type="currency" office:currency="BRL" office:value="18000" calcext:value-type="currency">
            <text:p>R$ 18.000,00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Energia</text:p>
          </table:table-cell>
          <table:covered-table-cell table:style-name="ce30"/>
          <table:table-cell table:number-columns-repeated="12" table:style-name="ce14" office:value-type="currency" office:currency="BRL" office:value="2000" calcext:value-type="currency">
            <text:p>R$ 2.000,00</text:p>
          </table:table-cell>
          <table:covered-table-cell/>
          <table:table-cell table:style-name="ce17" table:formula="of:=SUM([.C14:.O14])" office:value-type="currency" office:currency="BRL" office:value="24000" calcext:value-type="currency">
            <text:p>R$ 24.000,00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Água</text:p>
          </table:table-cell>
          <table:covered-table-cell table:style-name="ce30"/>
          <table:table-cell table:number-columns-repeated="12" table:style-name="ce14" office:value-type="currency" office:currency="BRL" office:value="1000" calcext:value-type="currency">
            <text:p>R$ 1.000,00</text:p>
          </table:table-cell>
          <table:covered-table-cell/>
          <table:table-cell table:style-name="ce17" table:formula="of:=SUM([.C15:.O15])" office:value-type="currency" office:currency="BRL" office:value="12000" calcext:value-type="currency">
            <text:p>R$ 12.000,00</text:p>
          </table:table-cell>
          <table:table-cell table:number-columns-repeated="1007"/>
        </table:table-row>
        <table:table-row table:style-name="ro3">
          <table:table-cell/>
          <table:table-cell table:style-name="ce9" office:value-type="string" calcext:value-type="string">
            <text:p>Aluguel</text:p>
          </table:table-cell>
          <table:covered-table-cell table:style-name="ce30"/>
          <table:table-cell table:number-columns-repeated="12" table:style-name="ce14" office:value-type="currency" office:currency="BRL" office:value="3500" calcext:value-type="currency">
            <text:p>R$ 3.500,00</text:p>
          </table:table-cell>
          <table:covered-table-cell/>
          <table:table-cell table:style-name="ce17" table:formula="of:=SUM([.C16:.O16])" office:value-type="currency" office:currency="BRL" office:value="42000" calcext:value-type="currency">
            <text:p>R$ 42.000,00</text:p>
          </table:table-cell>
          <table:table-cell table:number-columns-repeated="1007"/>
        </table:table-row>
        <table:table-row table:style-name="ro3">
          <table:table-cell/>
          <table:table-cell table:style-name="ce8" table:number-columns-spanned="14" table:number-rows-spanned="1"/>
          <table:covered-table-cell table:number-columns-repeated="10" table:style-name="ce13"/>
          <table:covered-table-cell table:style-name="ce17" office:value-type="currency" office:currency="BRL" office:value="1500" calcext:value-type="currency">
            <text:p>R$ 1.500,00</text:p>
          </table:covered-table-cell>
          <table:covered-table-cell table:number-columns-repeated="2" table:style-name="ce13"/>
          <table:covered-table-cell/>
          <table:table-cell table:style-name="ce13"/>
          <table:table-cell table:number-columns-repeated="1007"/>
        </table:table-row>
        <table:table-row table:style-name="ro2">
          <table:table-cell table:style-name="ce4"/>
          <table:table-cell table:style-name="ce10" office:value-type="string" calcext:value-type="string">
            <text:p>SALDO</text:p>
          </table:table-cell>
          <table:table-cell table:style-name="ce15" table:formula="of:=[.C3]" office:value-type="currency" office:currency="BRL" office:value="-180000" calcext:value-type="currency">
            <text:p>-R$ 180.000,00</text:p>
          </table:table-cell>
          <table:table-cell table:style-name="ce15" table:formula="of:=[.D4]+[.D6]+[.D10]" office:value-type="currency" office:currency="BRL" office:value="367000" calcext:value-type="currency">
            <text:p>R$ 367.000,00</text:p>
          </table:table-cell>
          <table:table-cell table:style-name="ce15" table:formula="of:=[.E4]+[.E6]+[.E10]" office:value-type="currency" office:currency="BRL" office:value="914000" calcext:value-type="currency">
            <text:p>R$ 914.000,00</text:p>
          </table:table-cell>
          <table:table-cell table:style-name="ce15" table:formula="of:=[.F4]+[.F6]+[.F10]" office:value-type="currency" office:currency="BRL" office:value="1461000" calcext:value-type="currency">
            <text:p>R$ 1.461.000,00</text:p>
          </table:table-cell>
          <table:table-cell table:style-name="ce15" table:formula="of:=[.G4]+[.G6]+[.G10]" office:value-type="currency" office:currency="BRL" office:value="2008000" calcext:value-type="currency">
            <text:p>R$ 2.008.000,00</text:p>
          </table:table-cell>
          <table:table-cell table:style-name="ce15" table:formula="of:=[.H4]+[.H6]+[.H10]" office:value-type="currency" office:currency="BRL" office:value="2555000" calcext:value-type="currency">
            <text:p>R$ 2.555.000,00</text:p>
          </table:table-cell>
          <table:table-cell table:style-name="ce15" table:formula="of:=[.I4]+[.I6]+[.I10]" office:value-type="currency" office:currency="BRL" office:value="3102000" calcext:value-type="currency">
            <text:p>R$ 3.102.000,00</text:p>
          </table:table-cell>
          <table:table-cell table:style-name="ce15" table:formula="of:=[.J4]+[.J6]+[.J10]" office:value-type="currency" office:currency="BRL" office:value="3649000" calcext:value-type="currency">
            <text:p>R$ 3.649.000,00</text:p>
          </table:table-cell>
          <table:table-cell table:style-name="ce15" table:formula="of:=[.K4]+[.K6]+[.K10]" office:value-type="currency" office:currency="BRL" office:value="4196000" calcext:value-type="currency">
            <text:p>R$ 4.196.000,00</text:p>
          </table:table-cell>
          <table:table-cell table:style-name="ce15" table:formula="of:=[.L4]+[.L6]+[.L10]" office:value-type="currency" office:currency="BRL" office:value="4743000" calcext:value-type="currency">
            <text:p>R$ 4.743.000,00</text:p>
          </table:table-cell>
          <table:table-cell table:style-name="ce15" table:formula="of:=[.M4]+[.M6]+[.M10]" office:value-type="currency" office:currency="BRL" office:value="5290000" calcext:value-type="currency">
            <text:p>R$ 5.290.000,00</text:p>
          </table:table-cell>
          <table:table-cell table:style-name="ce15" table:formula="of:=[.N4]+[.N6]+[.N10]" office:value-type="currency" office:currency="BRL" office:value="5837000" calcext:value-type="currency">
            <text:p>R$ 5.837.000,00</text:p>
          </table:table-cell>
          <table:table-cell table:style-name="ce15" table:formula="of:=[.O4]+[.O6]+[.O10]" office:value-type="currency" office:currency="BRL" office:value="6384000" calcext:value-type="currency">
            <text:p>R$ 6.384.000,00</text:p>
          </table:table-cell>
          <table:covered-table-cell table:style-name="ce15" table:formula="of:=[.P4]+[.P6]+[.P10]" office:value-type="currency" office:currency="BRL" office:value="0" calcext:value-type="currency">
            <text:p>R$ 0,00</text:p>
          </table:covered-table-cell>
          <table:table-cell table:style-name="ce15" table:formula="of:=[.Q4]+[.Q6]+[.Q10]" office:value-type="currency" office:currency="BRL" office:value="6564000" calcext:value-type="currency">
            <text:p>R$ 6.564.000,00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16"/>
          <table:table-cell table:number-columns-repeated="8"/>
          <table:table-cell table:style-name="ce16"/>
          <table:table-cell/>
          <table:table-cell table:style-name="ce16"/>
          <table:table-cell table:number-columns-repeated="1007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re" table:style-name="ta1">
        <table:table-column table:style-name="co8" table:default-cell-style-name="ce37"/>
        <table:table-column table:style-name="co9" table:default-cell-style-name="ce51"/>
        <table:table-column table:style-name="co10" table:number-columns-repeated="2" table:default-cell-style-name="ce57"/>
        <table:table-column table:style-name="co10" table:default-cell-style-name="ce16"/>
        <table:table-column table:style-name="co7" table:number-columns-repeated="1019" table:default-cell-style-name="ce37"/>
        <table:table-row table:style-name="ro1">
          <table:table-cell table:style-name="ce35"/>
          <table:table-cell table:style-name="ce38"/>
          <table:table-cell table:style-name="ce52" table:number-columns-repeated="2"/>
          <table:table-cell table:style-name="ce58"/>
          <table:table-cell table:style-name="ce35" table:number-columns-repeated="1019"/>
        </table:table-row>
        <table:table-row table:style-name="ro2">
          <table:table-cell table:style-name="ce36"/>
          <table:table-cell table:style-name="ce39"/>
          <table:table-cell table:style-name="ce53" office:value-type="string" calcext:value-type="string">
            <text:p>R$</text:p>
          </table:table-cell>
          <table:table-cell table:style-name="ce53" office:value-type="string" calcext:value-type="string">
            <text:p>Unidade</text:p>
          </table:table-cell>
          <table:table-cell table:style-name="ce59" office:value-type="string" calcext:value-type="string">
            <text:p>%</text:p>
          </table:table-cell>
          <table:table-cell table:style-name="ce36" table:number-columns-repeated="1019"/>
        </table:table-row>
        <table:table-row table:style-name="ro2">
          <table:table-cell/>
          <table:table-cell table:style-name="ce40" office:value-type="string" calcext:value-type="string">
            <text:p>RECEITAS</text:p>
          </table:table-cell>
          <table:table-cell table:style-name="ce83" table:formula="of:=SUM([.C4:.C5])" office:value-type="currency" office:currency="BRL" office:value="7350000" calcext:value-type="currency">
            <text:p>R$ 7.350.000,00</text:p>
          </table:table-cell>
          <table:table-cell table:style-name="ce83" table:formula="of:=[.C3]/(3500*12)" office:value-type="currency" office:currency="BRL" office:value="175" calcext:value-type="currency">
            <text:p>R$ 175,00</text:p>
          </table:table-cell>
          <table:table-cell table:style-name="ce60" office:value-type="percentage" office:value="1" calcext:value-type="percentage">
            <text:p>100,00%</text:p>
          </table:table-cell>
          <table:table-cell/>
          <table:table-cell table:style-name="ce94"/>
          <table:table-cell table:number-columns-repeated="1017"/>
        </table:table-row>
        <table:table-row table:style-name="ro3">
          <table:table-cell/>
          <table:table-cell table:style-name="ce41" office:value-type="string" calcext:value-type="string">
            <text:p>Produto</text:p>
          </table:table-cell>
          <table:table-cell table:style-name="ce17" table:formula="of:=[$caixa.D7]*12" office:value-type="currency" office:currency="BRL" office:value="6300000" calcext:value-type="currency">
            <text:p>R$ 6.300.000,00</text:p>
          </table:table-cell>
          <table:table-cell table:style-name="ce17" office:value-type="currency" office:currency="BRL" office:value="150" calcext:value-type="currency">
            <text:p>R$ 150,00</text:p>
          </table:table-cell>
          <table:table-cell table:style-name="ce61" table:formula="of:=[.D4]/[.$D$3]" office:value-type="percentage" office:value="0.857142857142857" calcext:value-type="percentage">
            <text:p>85,71%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 calcext:value-type="string">
            <text:p>Serviço</text:p>
          </table:table-cell>
          <table:table-cell table:style-name="ce17" table:formula="of:=[$caixa.D8]*12" office:value-type="currency" office:currency="BRL" office:value="1050000" calcext:value-type="currency">
            <text:p>R$ 1.050.000,00</text:p>
          </table:table-cell>
          <table:table-cell table:style-name="ce17" office:value-type="currency" office:currency="BRL" office:value="25" calcext:value-type="currency">
            <text:p>R$ 25,00</text:p>
          </table:table-cell>
          <table:table-cell table:style-name="ce61" table:formula="of:=[.D5]/[.$D$3]" office:value-type="percentage" office:value="0.142857142857143" calcext:value-type="percentage">
            <text:p>14,29%</text:p>
          </table:table-cell>
          <table:table-cell/>
          <table:table-cell table:style-name="ce94"/>
          <table:table-cell table:number-columns-repeated="1017"/>
        </table:table-row>
        <table:table-row table:style-name="ro3">
          <table:table-cell/>
          <table:table-cell table:style-name="ce71" table:number-columns-spanned="4" table:number-rows-spanned="1"/>
          <table:covered-table-cell table:number-columns-repeated="2" table:style-name="ce13"/>
          <table:covered-table-cell table:style-name="ce62"/>
          <table:table-cell table:number-columns-repeated="1019"/>
        </table:table-row>
        <table:table-row table:style-name="ro2">
          <table:table-cell/>
          <table:table-cell table:style-name="ce43" office:value-type="string" calcext:value-type="string">
            <text:p>( - ) CUSTOS</text:p>
          </table:table-cell>
          <table:table-cell table:style-name="ce55" table:formula="of:=-SUM([.C8:.C10])" office:value-type="currency" office:currency="BRL" office:value="-708000" calcext:value-type="currency">
            <text:p>-R$ 708.000,00</text:p>
          </table:table-cell>
          <table:table-cell table:style-name="ce55" table:formula="of:=-SUM([.D8:.D10])" office:value-type="currency" office:currency="BRL" office:value="-16.8571428571429" calcext:value-type="currency">
            <text:p>-R$ 16,86</text:p>
          </table:table-cell>
          <table:table-cell table:style-name="ce63" table:formula="of:=-SUM([.E8:.E10])" office:value-type="percentage" office:value="-0.0963265306122449" calcext:value-type="percentage">
            <text:p>-9,63%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string" calcext:value-type="string">
            <text:p>Matéria prima</text:p>
          </table:table-cell>
          <table:table-cell table:style-name="ce17" table:formula="of:=[$caixa.D11]*12" office:value-type="currency" office:currency="BRL" office:value="630000" calcext:value-type="currency">
            <text:p>R$ 630.000,00</text:p>
          </table:table-cell>
          <table:table-cell table:style-name="ce17" table:formula="of:=[.C8]/(3500*12)" office:value-type="currency" office:currency="BRL" office:value="15" calcext:value-type="currency">
            <text:p>R$ 15,00</text:p>
          </table:table-cell>
          <table:table-cell table:style-name="ce61" table:formula="of:=[.D8]/[.$D$3]" office:value-type="percentage" office:value="0.0857142857142857" calcext:value-type="percentage">
            <text:p>8,57%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string" calcext:value-type="string">
            <text:p>Mão de Obra</text:p>
          </table:table-cell>
          <table:table-cell table:style-name="ce17" table:formula="of:=[$caixa.D12]*12" office:value-type="currency" office:currency="BRL" office:value="60000" calcext:value-type="currency">
            <text:p>R$ 60.000,00</text:p>
          </table:table-cell>
          <table:table-cell table:style-name="ce17" table:formula="of:=[.C9]/(3500*12)" office:value-type="currency" office:currency="BRL" office:value="1.42857142857143" calcext:value-type="currency">
            <text:p>R$ 1,43</text:p>
          </table:table-cell>
          <table:table-cell table:style-name="ce61" table:formula="of:=[.D9]/[.$D$3]" office:value-type="percentage" office:value="0.00816326530612246" calcext:value-type="percentage">
            <text:p>0,82%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string" calcext:value-type="string">
            <text:p>Embalagem</text:p>
          </table:table-cell>
          <table:table-cell table:style-name="ce17" table:formula="of:=[$caixa.D13]*12" office:value-type="currency" office:currency="BRL" office:value="18000" calcext:value-type="currency">
            <text:p>R$ 18.000,00</text:p>
          </table:table-cell>
          <table:table-cell table:style-name="ce17" table:formula="of:=[.C10]/(3500*12)" office:value-type="currency" office:currency="BRL" office:value="0.428571428571429" calcext:value-type="currency">
            <text:p>R$ 0,43</text:p>
          </table:table-cell>
          <table:table-cell table:style-name="ce61" table:formula="of:=[.D10]/[.$D$3]" office:value-type="percentage" office:value="0.00244897959183674" calcext:value-type="percentage">
            <text:p>0,24%</text:p>
          </table:table-cell>
          <table:table-cell table:number-columns-repeated="1019"/>
        </table:table-row>
        <table:table-row table:style-name="ro3">
          <table:table-cell/>
          <table:table-cell table:style-name="ce45" table:number-columns-spanned="4" table:number-rows-spanned="1"/>
          <table:covered-table-cell table:number-columns-repeated="2" table:style-name="ce17"/>
          <table:covered-table-cell table:style-name="ce61"/>
          <table:table-cell table:number-columns-repeated="1019"/>
        </table:table-row>
        <table:table-row table:style-name="ro2">
          <table:table-cell/>
          <table:table-cell table:style-name="ce43" office:value-type="string" calcext:value-type="string">
            <text:p>( - ) DESPESAS</text:p>
          </table:table-cell>
          <table:table-cell table:style-name="ce55" table:formula="of:=-SUM([.C13:.C15])" office:value-type="currency" office:currency="BRL" office:value="-78000" calcext:value-type="currency">
            <text:p>-R$ 78.000,00</text:p>
          </table:table-cell>
          <table:table-cell table:style-name="ce55" table:formula="of:=-SUM([.D13:.D15])" office:value-type="currency" office:currency="BRL" office:value="-1.85714285714286" calcext:value-type="currency">
            <text:p>-R$ 1,86</text:p>
          </table:table-cell>
          <table:table-cell table:style-name="ce63" table:formula="of:=-SUM([.E13:.E15])" office:value-type="percentage" office:value="-0.0106122448979592" calcext:value-type="percentage">
            <text:p>-1,06%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string" calcext:value-type="string">
            <text:p>Energia</text:p>
          </table:table-cell>
          <table:table-cell table:style-name="ce17" table:formula="of:=[$caixa.D14]*12" office:value-type="currency" office:currency="BRL" office:value="24000" calcext:value-type="currency">
            <text:p>R$ 24.000,00</text:p>
          </table:table-cell>
          <table:table-cell table:style-name="ce17" table:formula="of:=[.C13]/(3500*12)" office:value-type="currency" office:currency="BRL" office:value="0.571428571428571" calcext:value-type="currency">
            <text:p>R$ 0,57</text:p>
          </table:table-cell>
          <table:table-cell table:style-name="ce61" table:formula="of:=[.D13]/[.$D$3]" office:value-type="percentage" office:value="0.00326530612244898" calcext:value-type="percentage">
            <text:p>0,33%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string" calcext:value-type="string">
            <text:p>Água</text:p>
          </table:table-cell>
          <table:table-cell table:style-name="ce17" table:formula="of:=[$caixa.D15]*12" office:value-type="currency" office:currency="BRL" office:value="12000" calcext:value-type="currency">
            <text:p>R$ 12.000,00</text:p>
          </table:table-cell>
          <table:table-cell table:style-name="ce17" table:formula="of:=[.C14]/(3500*12)" office:value-type="currency" office:currency="BRL" office:value="0.285714285714286" calcext:value-type="currency">
            <text:p>R$ 0,29</text:p>
          </table:table-cell>
          <table:table-cell table:style-name="ce61" table:formula="of:=[.D14]/[.$D$3]" office:value-type="percentage" office:value="0.00163265306122449" calcext:value-type="percentage">
            <text:p>0,16%</text:p>
          </table:table-cell>
          <table:table-cell table:number-columns-repeated="1019"/>
        </table:table-row>
        <table:table-row table:style-name="ro3">
          <table:table-cell/>
          <table:table-cell table:style-name="ce44" office:value-type="string" calcext:value-type="string">
            <text:p>Aluguel</text:p>
          </table:table-cell>
          <table:table-cell table:style-name="ce17" table:formula="of:=[$caixa.D16]*12" office:value-type="currency" office:currency="BRL" office:value="42000" calcext:value-type="currency">
            <text:p>R$ 42.000,00</text:p>
          </table:table-cell>
          <table:table-cell table:style-name="ce17" table:formula="of:=[.C15]/(3500*12)" office:value-type="currency" office:currency="BRL" office:value="1" calcext:value-type="currency">
            <text:p>R$ 1,00</text:p>
          </table:table-cell>
          <table:table-cell table:style-name="ce61" table:formula="of:=[.D15]/[.$D$3]" office:value-type="percentage" office:value="0.00571428571428571" calcext:value-type="percentage">
            <text:p>0,57%</text:p>
          </table:table-cell>
          <table:table-cell table:number-columns-repeated="1019"/>
        </table:table-row>
        <table:table-row table:style-name="ro3">
          <table:table-cell/>
          <table:table-cell table:style-name="ce45" table:number-columns-spanned="4" table:number-rows-spanned="1"/>
          <table:covered-table-cell table:number-columns-repeated="2" table:style-name="ce17"/>
          <table:covered-table-cell table:style-name="ce61"/>
          <table:table-cell table:number-columns-repeated="1019"/>
        </table:table-row>
        <table:table-row table:style-name="ro2">
          <table:table-cell/>
          <table:table-cell table:style-name="ce46" office:value-type="string" calcext:value-type="string">
            <text:p>( - ) IMPOSTOS</text:p>
          </table:table-cell>
          <table:table-cell table:number-columns-repeated="2" table:style-name="ce83" office:value-type="currency" office:currency="BRL" office:value="0" calcext:value-type="currency">
            <text:p>R$ 0,00</text:p>
          </table:table-cell>
          <table:table-cell table:style-name="ce60" office:value-type="percentage" office:value="0" calcext:value-type="percentage">
            <text:p>0,00%</text:p>
          </table:table-cell>
          <table:table-cell table:number-columns-repeated="1019"/>
        </table:table-row>
        <table:table-row table:style-name="ro4">
          <table:table-cell table:style-name="ce35"/>
          <table:table-cell table:style-name="ce47" table:number-columns-spanned="4" table:number-rows-spanned="1"/>
          <table:covered-table-cell table:number-columns-repeated="2" table:style-name="ce56"/>
          <table:covered-table-cell table:style-name="ce64"/>
          <table:table-cell table:style-name="ce35" table:number-columns-repeated="1019"/>
        </table:table-row>
        <table:table-row table:style-name="ro2">
          <table:table-cell/>
          <table:table-cell table:style-name="ce48" office:value-type="string" calcext:value-type="string">
            <text:p>( = ) RESULTADOS</text:p>
          </table:table-cell>
          <table:table-cell table:style-name="ce83" table:formula="of:=SUM([.C3];[.C7];[.C12];[.C17])" office:value-type="currency" office:currency="BRL" office:value="6564000" calcext:value-type="currency">
            <text:p>R$ 6.564.000,00</text:p>
          </table:table-cell>
          <table:table-cell table:style-name="ce83" table:formula="of:=([.D7]+[.D12])+[.D3]" office:value-type="currency" office:currency="BRL" office:value="156.285714285714" calcext:value-type="currency">
            <text:p>R$ 156,29</text:p>
          </table:table-cell>
          <table:table-cell table:style-name="ce60" table:formula="of:=([.E7]+[.E12])+[.E3]" office:value-type="percentage" office:value="0.893061224489796" calcext:value-type="percentage">
            <text:p>89,31%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( - ) INVESTIMENTO</text:p>
          </table:table-cell>
          <table:table-cell table:style-name="ce83" table:formula="of:=-[$caixa.C3]" office:value-type="currency" office:currency="BRL" office:value="180000" calcext:value-type="currency" table:number-columns-spanned="3" table:number-rows-spanned="1">
            <text:p>R$ 180.000,00</text:p>
          </table:table-cell>
          <table:covered-table-cell table:style-name="ce13"/>
          <table:covered-table-cell table:style-name="ce62"/>
          <table:table-cell table:number-columns-repeated="1019"/>
        </table:table-row>
        <table:table-row table:style-name="ro2">
          <table:table-cell/>
          <table:table-cell table:style-name="ce79" office:value-type="string" calcext:value-type="string">
            <text:p>RETORNO</text:p>
          </table:table-cell>
          <table:table-cell table:style-name="ce83" table:formula="of:=[.C19]-[.C20]" office:value-type="currency" office:currency="BRL" office:value="6384000" calcext:value-type="currency" table:number-columns-spanned="3" table:number-rows-spanned="1">
            <text:p>R$ 6.384.000,00</text:p>
          </table:table-cell>
          <table:covered-table-cell table:style-name="ce13"/>
          <table:covered-table-cell table:style-name="ce62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08:22:52.522835930</meta:creation-date>
    <dc:date>2022-09-15T10:59:43.207511929</dc:date>
    <meta:editing-duration>PT2H50M52S</meta:editing-duration>
    <meta:editing-cycles>17</meta:editing-cycles>
    <meta:generator>LibreOffice/7.3.6.2$Linux_X86_64 LibreOffice_project/30$Build-2</meta:generator>
    <meta:document-statistic meta:table-count="2" meta:cell-count="251" meta:object-count="0"/>
  </office:meta>
</office:document-meta>
</file>